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1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1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</text:span><text:span text:style-name="T2"><text:s/>a;</text:span><text:span text:style-name="T3"/></text:p>
      <text:p text:style-name="P1"><text:span text:style-name="T4">public</text:span><text:span text:style-name="T5"><text:s/></text:span><text:span text:style-name="T6">class</text:span><text:span text:style-name="T7"><text:s/>Bradut_MorteanuAlexandru {</text:span><text:span text:style-name="T8"/></text:p>
      <text:p text:style-name="P1"><text:span text:style-name="T9"><text:tab/></text:span><text:span text:style-name="T10">public</text:span><text:span text:style-name="T11"><text:s/></text:span><text:span text:style-name="T12">static</text:span><text:span text:style-name="T13"><text:s/></text:span><text:span text:style-name="T14">void</text:span><text:span text:style-name="T15"><text:s/>main(String[]<text:s/></text:span><text:span text:style-name="T16">args</text:span><text:span text:style-name="T17">) {</text:span><text:span text:style-name="T18"/></text:p>
      <text:p text:style-name="P1"><text:span text:style-name="T19"><text:tab/></text:span><text:span text:style-name="T20">char</text:span><text:span text:style-name="T21"><text:s/></text:span><text:span text:style-name="T22">stea</text:span><text:span text:style-name="T23">=</text:span><text:span text:style-name="T24">'*'</text:span><text:span text:style-name="T25">;</text:span><text:span text:style-name="T26"/></text:p>
      <text:p text:style-name="P1"><text:span text:style-name="T27"><text:s text:c="4"/></text:span><text:span text:style-name="T28">char</text:span><text:span text:style-name="T29"><text:s/></text:span><text:span text:style-name="T30">bani</text:span><text:span text:style-name="T31">=</text:span><text:span text:style-name="T32">'$'</text:span><text:span text:style-name="T33">;</text:span><text:span text:style-name="T34"/></text:p>
      <text:p text:style-name="P1"><text:span text:style-name="T35"><text:s text:c="4"/>String<text:s/></text:span><text:span text:style-name="T36">stalp</text:span><text:span text:style-name="T37">=</text:span><text:span text:style-name="T38">"|||"</text:span><text:span text:style-name="T39">;</text:span><text:span text:style-name="T40"/></text:p>
      <text:p text:style-name="P1"><text:span text:style-name="T41"><text:s text:c="4"/>String<text:s/></text:span><text:span text:style-name="T42">Text</text:span><text:span text:style-name="T43">=</text:span><text:span text:style-name="T44">"Marry Christmas"</text:span><text:span text:style-name="T45">;</text:span><text:span text:style-name="T46"/></text:p>
      <text:p text:style-name="P1"><text:span text:style-name="T47"><text:s text:c="4"/></text:span><text:span text:style-name="T48">System</text:span><text:span text:style-name="T49">.</text:span><text:span text:style-name="T50">out</text:span><text:span text:style-name="T51">.format(</text:span><text:span text:style-name="T52">"%8c%n"</text:span><text:span text:style-name="T53">,</text:span><text:span text:style-name="T54">stea</text:span><text:span text:style-name="T55">);</text:span><text:span text:style-name="T56"/></text:p>
      <text:p text:style-name="P1"><text:span text:style-name="T57"><text:tab/></text:span><text:span text:style-name="T58">System</text:span><text:span text:style-name="T59">.</text:span><text:span text:style-name="T60">out</text:span><text:span text:style-name="T61">.format(</text:span><text:span text:style-name="T62">"%7c%c%c%n"</text:span><text:span text:style-name="T63">,</text:span><text:span text:style-name="T64">stea</text:span><text:span text:style-name="T65">,</text:span><text:span text:style-name="T66">bani</text:span><text:span text:style-name="T67">,</text:span><text:span text:style-name="T68">stea</text:span><text:span text:style-name="T69">);</text:span><text:span text:style-name="T70"/></text:p>
      <text:p text:style-name="P1"><text:span text:style-name="T71"><text:tab/></text:span><text:span text:style-name="T72">System</text:span><text:span text:style-name="T73">.</text:span><text:span text:style-name="T74">out</text:span><text:span text:style-name="T75">.format(</text:span><text:span text:style-name="T76">"%6c%c%c%c%c%n"</text:span><text:span text:style-name="T77">,</text:span><text:span text:style-name="T78">stea</text:span><text:span text:style-name="T79">,</text:span><text:span text:style-name="T80">bani</text:span><text:span text:style-name="T81">,</text:span><text:span text:style-name="T82">stea</text:span><text:span text:style-name="T83">,</text:span><text:span text:style-name="T84">bani</text:span><text:span text:style-name="T85">,</text:span><text:span text:style-name="T86">stea</text:span><text:span text:style-name="T87">);</text:span><text:span text:style-name="T88"/></text:p>
      <text:p text:style-name="P1"><text:span text:style-name="T89"><text:tab/></text:span><text:span text:style-name="T90">System</text:span><text:span text:style-name="T91">.</text:span><text:span text:style-name="T92">out</text:span><text:span text:style-name="T93">.format(</text:span><text:span text:style-name="T94">"%5c%c%c%c%c%c%c%n"</text:span><text:span text:style-name="T95">,</text:span><text:span text:style-name="T96">stea</text:span><text:span text:style-name="T97">,</text:span><text:span text:style-name="T98">bani</text:span><text:span text:style-name="T99">,</text:span><text:span text:style-name="T100">stea</text:span><text:span text:style-name="T101">,</text:span><text:span text:style-name="T102">bani</text:span><text:span text:style-name="T103">,</text:span><text:span text:style-name="T104">stea</text:span><text:span text:style-name="T105">,</text:span><text:span text:style-name="T106">bani</text:span><text:span text:style-name="T107">,</text:span><text:span text:style-name="T108">stea</text:span><text:span text:style-name="T109">);</text:span><text:span text:style-name="T110"/></text:p>
      <text:p text:style-name="P1"><text:span text:style-name="T111"><text:tab/></text:span><text:span text:style-name="T112">System</text:span><text:span text:style-name="T113">.</text:span><text:span text:style-name="T114">out</text:span><text:span text:style-name="T115">.format(</text:span><text:span text:style-name="T116">"%9s%n"</text:span><text:span text:style-name="T117">,</text:span><text:span text:style-name="T118">stalp</text:span><text:span text:style-name="T119">);</text:span><text:span text:style-name="T120"/></text:p>
      <text:p text:style-name="P1"><text:span text:style-name="T121"><text:tab/></text:span><text:span text:style-name="T122">System</text:span><text:span text:style-name="T123">.</text:span><text:span text:style-name="T124">out</text:span><text:span text:style-name="T125">.format(</text:span><text:span text:style-name="T126">" %s%n"</text:span><text:span text:style-name="T127">,</text:span><text:span text:style-name="T128">Text</text:span><text:span text:style-name="T129">);</text:span><text:span text:style-name="T130"/></text:p>
      <text:p text:style-name="P1"><text:span text:style-name="T131"><text:tab/></text:span><text:span text:style-name="T132"/></text:p>
      <text:p text:style-name="P1"><text:span text:style-name="T133"><text:tab/></text:span><text:span text:style-name="T134"/></text:p>
      <text:p text:style-name="P1"><text:span text:style-name="T135"><text:tab/></text:span><text:span text:style-name="T136"/></text:p>
      <text:p text:style-name="P1"><text:span text:style-name="T137"><text:tab/></text:span><text:span text:style-name="T138"/></text:p>
      <text:p text:style-name="P1"><text:span text:style-name="T139"><text:tab/></text:span><text:span text:style-name="T140"/></text:p>
      <text:p text:style-name="P1"><text:span text:style-name="T141"><text:tab/>}</text:span><text:span text:style-name="T142"/></text:p>
      <text:p text:style-name="P1"><text:span text:style-name="T142"/></text:p>
      <text:p text:style-name="P1"><text:span text:style-name="T143">}</text:span><text:span text:style-name="T144"/></text:p>
      <text:p text:style-name="P1"><text:span text:style-name="T1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